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line-height-at-least="0in"/>
      <style:text-properties style:font-name="DejaVu Sans Mono" fo:font-size="10pt" officeooo:rsid="000b4b17" officeooo:paragraph-rsid="000b4b17" style:font-size-asian="10pt" style:font-size-complex="10pt"/>
    </style:style>
    <style:style style:name="P2" style:family="paragraph" style:parent-style-name="Text_20_body">
      <style:paragraph-properties fo:margin-top="0in" fo:margin-bottom="0in" loext:contextual-spacing="false" style:line-height-at-least="0in"/>
      <style:text-properties style:font-name="DejaVu Sans Mono" fo:font-size="10pt" officeooo:rsid="000b4b17" style:font-size-asian="10pt" style:font-size-complex="10pt"/>
    </style:style>
    <style:style style:name="P3" style:family="paragraph" style:parent-style-name="Text_20_body">
      <style:paragraph-properties fo:margin-top="0in" fo:margin-bottom="0in" loext:contextual-spacing="false" style:line-height-at-least="0in"/>
      <style:text-properties style:font-name="DejaVu Sans Mono" fo:font-size="10pt" officeooo:rsid="000b4b17" officeooo:paragraph-rsid="000c214e" style:font-size-asian="10pt" style:font-size-complex="10pt"/>
    </style:style>
    <style:style style:name="P4" style:family="paragraph" style:parent-style-name="Text_20_body">
      <style:paragraph-properties fo:margin-top="0in" fo:margin-bottom="0in" loext:contextual-spacing="false" style:line-height-at-least="0in"/>
      <style:text-properties style:font-name="DejaVu Sans Mono" fo:font-size="10pt" officeooo:rsid="000b4b17" officeooo:paragraph-rsid="00144f47" style:font-size-asian="10pt" style:font-size-complex="10pt"/>
    </style:style>
    <style:style style:name="P5" style:family="paragraph" style:parent-style-name="Text_20_body">
      <style:paragraph-properties fo:margin-top="0in" fo:margin-bottom="0in" loext:contextual-spacing="false" style:line-height-at-least="0in"/>
      <style:text-properties style:font-name="DejaVu Sans Mono" fo:font-size="10pt" officeooo:rsid="000c9348" officeooo:paragraph-rsid="000ee120" style:font-size-asian="10pt" style:font-size-complex="10pt"/>
    </style:style>
    <style:style style:name="P6" style:family="paragraph" style:parent-style-name="Text_20_body">
      <style:paragraph-properties fo:margin-top="0in" fo:margin-bottom="0in" loext:contextual-spacing="false" style:line-height-at-least="0in"/>
      <style:text-properties style:font-name="DejaVu Sans Mono" fo:font-size="10pt" officeooo:rsid="000c9348" officeooo:paragraph-rsid="000fa839" style:font-size-asian="10pt" style:font-size-complex="10pt"/>
    </style:style>
    <style:style style:name="P7" style:family="paragraph" style:parent-style-name="Text_20_body">
      <style:paragraph-properties fo:margin-top="0in" fo:margin-bottom="0in" loext:contextual-spacing="false" style:line-height-at-least="0in"/>
      <style:text-properties style:font-name="DejaVu Sans Mono" fo:font-size="10pt" officeooo:rsid="000c9348" officeooo:paragraph-rsid="0011b058" style:font-size-asian="10pt" style:font-size-complex="10pt"/>
    </style:style>
    <style:style style:name="P8" style:family="paragraph" style:parent-style-name="Text_20_body">
      <style:paragraph-properties fo:margin-top="0in" fo:margin-bottom="0in" loext:contextual-spacing="false" style:line-height-at-least="0in"/>
      <style:text-properties style:font-name="DejaVu Sans Mono" fo:font-size="10pt" officeooo:rsid="000c9348" officeooo:paragraph-rsid="00144f47" style:font-size-asian="10pt" style:font-size-complex="10pt"/>
    </style:style>
    <style:style style:name="P9" style:family="paragraph" style:parent-style-name="Text_20_body">
      <style:paragraph-properties fo:margin-top="0in" fo:margin-bottom="0in" loext:contextual-spacing="false" style:line-height-at-least="0in"/>
      <style:text-properties style:font-name="DejaVu Sans Mono" fo:font-size="10pt" officeooo:rsid="000ee120" officeooo:paragraph-rsid="000ee120" style:font-size-asian="10pt" style:font-size-complex="10pt"/>
    </style:style>
    <style:style style:name="P10" style:family="paragraph" style:parent-style-name="Text_20_body">
      <style:paragraph-properties fo:margin-top="0in" fo:margin-bottom="0in" loext:contextual-spacing="false" style:line-height-at-least="0in"/>
      <style:text-properties style:font-name="DejaVu Sans Mono" fo:font-size="10pt" officeooo:rsid="000ee120" officeooo:paragraph-rsid="00144f47" style:font-size-asian="10pt" style:font-size-complex="10pt"/>
    </style:style>
    <style:style style:name="P11" style:family="paragraph" style:parent-style-name="Text_20_body">
      <style:paragraph-properties fo:margin-top="0in" fo:margin-bottom="0in" loext:contextual-spacing="false" style:line-height-at-least="0in"/>
      <style:text-properties style:font-name="DejaVu Sans Mono" fo:font-size="10pt" officeooo:rsid="000c214e" officeooo:paragraph-rsid="000c214e" style:font-size-asian="10pt" style:font-size-complex="10pt"/>
    </style:style>
    <style:style style:name="P12" style:family="paragraph" style:parent-style-name="Text_20_body">
      <style:paragraph-properties fo:margin-top="0in" fo:margin-bottom="0in" loext:contextual-spacing="false" style:line-height-at-least="0in"/>
      <style:text-properties style:font-name="DejaVu Sans Mono" fo:font-size="10pt" officeooo:rsid="000c214e" officeooo:paragraph-rsid="00144f47" style:font-size-asian="10pt" style:font-size-complex="10pt"/>
    </style:style>
    <style:style style:name="P13" style:family="paragraph" style:parent-style-name="Text_20_body">
      <style:paragraph-properties fo:margin-top="0in" fo:margin-bottom="0in" loext:contextual-spacing="false" style:line-height-at-least="0in"/>
      <style:text-properties style:font-name="DejaVu Sans Mono" fo:font-size="10pt" officeooo:rsid="0017275f" officeooo:paragraph-rsid="0017275f" style:font-size-asian="10pt" style:font-size-complex="10pt"/>
    </style:style>
    <style:style style:name="P14" style:family="paragraph" style:parent-style-name="Text_20_body">
      <style:paragraph-properties fo:margin-top="0in" fo:margin-bottom="0in" loext:contextual-spacing="false" style:line-height-at-least="0in"/>
      <style:text-properties style:font-name="DejaVu Sans Mono" fo:font-size="10pt" officeooo:rsid="001bd407" officeooo:paragraph-rsid="001bd407" style:font-size-asian="10pt" style:font-size-complex="10pt"/>
    </style:style>
    <style:style style:name="P15" style:family="paragraph" style:parent-style-name="Text_20_body">
      <style:paragraph-properties fo:margin-top="0in" fo:margin-bottom="0in" loext:contextual-spacing="false" style:line-height-at-least="0in"/>
      <style:text-properties style:font-name="DejaVu Sans Mono" fo:font-size="10pt" officeooo:rsid="001da64f" officeooo:paragraph-rsid="001da64f" style:font-size-asian="10pt" style:font-size-complex="10pt"/>
    </style:style>
    <style:style style:name="P16" style:family="paragraph" style:parent-style-name="Text_20_body">
      <style:paragraph-properties fo:margin-top="0in" fo:margin-bottom="0in" loext:contextual-spacing="false" style:line-height-at-least="0in"/>
      <style:text-properties style:font-name="DejaVu Sans Mono" fo:font-size="10pt" officeooo:rsid="001da64f" officeooo:paragraph-rsid="00218906" style:font-size-asian="10pt" style:font-size-complex="10pt"/>
    </style:style>
    <style:style style:name="P17" style:family="paragraph" style:parent-style-name="Text_20_body">
      <style:paragraph-properties fo:margin-top="0in" fo:margin-bottom="0in" loext:contextual-spacing="false" style:line-height-at-least="0in"/>
      <style:text-properties style:font-name="DejaVu Sans Mono" fo:font-size="10pt" officeooo:rsid="001e09c6" officeooo:paragraph-rsid="001e09c6" style:font-size-asian="10pt" style:font-size-complex="10pt"/>
    </style:style>
    <style:style style:name="P18" style:family="paragraph" style:parent-style-name="Text_20_body">
      <style:paragraph-properties fo:margin-top="0in" fo:margin-bottom="0in" loext:contextual-spacing="false" style:line-height-at-least="0in"/>
      <style:text-properties style:font-name="DejaVu Sans Mono" fo:font-size="10pt" officeooo:rsid="001eacee" officeooo:paragraph-rsid="001eacee" style:font-size-asian="10pt" style:font-size-complex="10pt"/>
    </style:style>
    <style:style style:name="P19" style:family="paragraph" style:parent-style-name="Text_20_body">
      <style:paragraph-properties fo:margin-top="0in" fo:margin-bottom="0in" loext:contextual-spacing="false" style:line-height-at-least="0in"/>
      <style:text-properties style:font-name="DejaVu Sans Mono" fo:font-size="10pt" officeooo:rsid="0022c7f1" officeooo:paragraph-rsid="0022c7f1" style:font-size-asian="10pt" style:font-size-complex="10pt"/>
    </style:style>
    <style:style style:name="P20" style:family="paragraph" style:parent-style-name="Text_20_body">
      <style:paragraph-properties fo:margin-top="0in" fo:margin-bottom="0in" loext:contextual-spacing="false" style:line-height-at-least="0in"/>
      <style:text-properties style:font-name="DejaVu Sans Mono" fo:font-size="10pt" officeooo:rsid="00252710" officeooo:paragraph-rsid="00252710" style:font-size-asian="10pt" style:font-size-complex="10pt"/>
    </style:style>
    <style:style style:name="P21"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officeooo:rsid="000b4b17" style:font-size-asian="10pt" style:font-size-complex="10pt"/>
    </style:style>
    <style:style style:name="P22"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17275f" style:font-size-asian="10pt" style:font-weight-asian="bold" style:font-size-complex="10pt" style:font-weight-complex="bold"/>
    </style:style>
    <style:style style:name="P23"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1776ef" style:font-size-asian="10pt" style:font-weight-asian="bold" style:font-size-complex="10pt" style:font-weight-complex="bold"/>
    </style:style>
    <style:style style:name="P24"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1da64f" style:font-size-asian="10pt" style:font-weight-asian="bold" style:font-size-complex="10pt" style:font-weight-complex="bold"/>
    </style:style>
    <style:style style:name="P25"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218906" style:font-size-asian="10pt" style:font-weight-asian="bold" style:font-size-complex="10pt" style:font-weight-complex="bold"/>
    </style:style>
    <style:style style:name="P26"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da64f" officeooo:paragraph-rsid="001da64f" style:font-size-asian="10pt" style:font-weight-asian="bold" style:font-size-complex="10pt" style:font-weight-complex="bold"/>
    </style:style>
    <style:style style:name="P27"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da64f" officeooo:paragraph-rsid="00218906" style:font-size-asian="10pt" style:font-weight-asian="bold" style:font-size-complex="10pt" style:font-weight-complex="bold"/>
    </style:style>
    <style:style style:name="P28" style:family="paragraph" style:parent-style-name="Text_20_body">
      <style:paragraph-properties fo:margin-top="0in" fo:margin-bottom="0in" loext:contextual-spacing="false" style:line-height-at-least="0in"/>
      <style:text-properties style:font-name="DejaVu Sans Mono" fo:font-size="10pt" fo:font-weight="normal" officeooo:rsid="001746c4" officeooo:paragraph-rsid="001746c4" style:font-size-asian="10pt" style:font-weight-asian="normal" style:font-size-complex="10pt" style:font-weight-complex="normal"/>
    </style:style>
    <style:style style:name="P29" style:family="paragraph" style:parent-style-name="Text_20_body">
      <style:paragraph-properties fo:margin-top="0in" fo:margin-bottom="0in" loext:contextual-spacing="false" style:line-height-at-least="0in"/>
      <style:text-properties style:font-name="DejaVu Sans Mono" fo:font-size="10pt" fo:font-weight="bold" officeooo:rsid="000b4b17" officeooo:paragraph-rsid="001746c4" style:font-size-asian="10pt" style:font-weight-asian="bold" style:font-size-complex="10pt" style:font-weight-complex="bold"/>
    </style:style>
    <style:style style:name="P30" style:family="paragraph" style:parent-style-name="Text_20_body">
      <style:paragraph-properties fo:margin-top="0in" fo:margin-bottom="0in" loext:contextual-spacing="false" style:line-height-at-least="0in"/>
      <style:text-properties fo:color="#009353" style:font-name="DejaVu Sans Mono" fo:font-size="10pt" officeooo:rsid="0017275f" officeooo:paragraph-rsid="0017275f" style:font-size-asian="10pt" style:font-size-complex="10pt"/>
    </style:style>
    <style:style style:name="P31" style:family="paragraph" style:parent-style-name="Standard" style:master-page-name="">
      <style:paragraph-properties fo:margin-top="0in" fo:margin-bottom="0in" loext:contextual-spacing="false" style:line-height-at-least="0in" fo:text-align="center" style:justify-single-word="false" style:page-number="auto"/>
      <style:text-properties style:font-name="DejaVu Sans Mono" fo:font-size="10pt" style:text-underline-style="solid" style:text-underline-width="auto" style:text-underline-color="font-color" fo:font-weight="bold" officeooo:rsid="000b4b17" officeooo:paragraph-rsid="000b4b17" style:font-size-asian="10pt" style:font-weight-asian="bold" style:font-size-complex="10pt" style:font-weight-complex="bold"/>
    </style:style>
    <style:style style:name="P32" style:family="paragraph" style:parent-style-name="Standard">
      <style:paragraph-properties fo:margin-top="0in" fo:margin-bottom="0in" loext:contextual-spacing="false" style:line-height-at-least="0in" fo:break-before="page"/>
      <style:text-properties style:font-name="DejaVu Sans Mono" fo:font-size="10pt" officeooo:rsid="000b4b17" officeooo:paragraph-rsid="00144f47" style:font-size-asian="10pt" style:font-size-complex="10pt"/>
    </style:style>
    <style:style style:name="P33" style:family="paragraph" style:parent-style-name="Text_20_body">
      <style:paragraph-properties fo:margin-left="0.4925in" fo:margin-right="0in" fo:margin-top="0in" fo:margin-bottom="0in" loext:contextual-spacing="false" style:line-height-at-least="0in" fo:text-indent="0in" style:auto-text-indent="false"/>
      <style:text-properties style:font-name="DejaVu Sans Mono" fo:font-size="10pt" officeooo:rsid="000c9348" officeooo:paragraph-rsid="000ee120" style:font-size-asian="10pt" style:font-size-complex="10pt"/>
    </style:style>
    <style:style style:name="P34" style:family="paragraph" style:parent-style-name="Text_20_body">
      <style:paragraph-properties fo:margin-left="0.4925in" fo:margin-right="0in" fo:margin-top="0in" fo:margin-bottom="0in" loext:contextual-spacing="false" style:line-height-at-least="0in" fo:text-indent="0in" style:auto-text-indent="false"/>
      <style:text-properties style:font-name="DejaVu Sans Mono" fo:font-size="10pt" officeooo:rsid="000c9348" officeooo:paragraph-rsid="000fa839" style:font-size-asian="10pt" style:font-size-complex="10pt"/>
    </style:style>
    <style:style style:name="P35" style:family="paragraph" style:parent-style-name="Text_20_body">
      <style:paragraph-properties fo:margin-left="0.4925in" fo:margin-right="0in" fo:margin-top="0in" fo:margin-bottom="0in" loext:contextual-spacing="false" style:line-height-at-least="0in" fo:text-indent="0in" style:auto-text-indent="false"/>
      <style:text-properties style:font-name="DejaVu Sans Mono" fo:font-size="10pt" officeooo:rsid="000c9348" officeooo:paragraph-rsid="00144f47" style:font-size-asian="10pt" style:font-size-complex="10pt"/>
    </style:style>
    <style:style style:name="P36" style:family="paragraph" style:parent-style-name="Text_20_body">
      <style:paragraph-properties fo:margin-left="0.4925in" fo:margin-right="0in" fo:margin-top="0in" fo:margin-bottom="0in" loext:contextual-spacing="false" style:line-height-at-least="0in" fo:text-indent="0in" style:auto-text-indent="false"/>
      <style:text-properties style:font-name="DejaVu Sans Mono" fo:font-size="10pt" officeooo:rsid="000ee120" officeooo:paragraph-rsid="000ee120" style:font-size-asian="10pt" style:font-size-complex="10pt"/>
    </style:style>
    <style:style style:name="P37" style:family="paragraph" style:parent-style-name="Text_20_body">
      <style:paragraph-properties fo:margin-left="0.4925in" fo:margin-right="0in" fo:margin-top="0in" fo:margin-bottom="0in" loext:contextual-spacing="false" style:line-height-at-least="0in" fo:text-indent="0in" style:auto-text-indent="false"/>
      <style:text-properties style:font-name="DejaVu Sans Mono" fo:font-size="10pt" officeooo:rsid="000ee120" officeooo:paragraph-rsid="000fa839" style:font-size-asian="10pt" style:font-size-complex="10pt"/>
    </style:style>
    <style:style style:name="P38" style:family="paragraph" style:parent-style-name="Text_20_body">
      <style:paragraph-properties fo:margin-left="0.4925in" fo:margin-right="0in" fo:margin-top="0in" fo:margin-bottom="0in" loext:contextual-spacing="false" style:line-height-at-least="0in" fo:text-indent="0in" style:auto-text-indent="false"/>
      <style:text-properties style:font-name="DejaVu Sans Mono" fo:font-size="10pt" officeooo:rsid="000ee120" officeooo:paragraph-rsid="0011b058" style:font-size-asian="10pt" style:font-size-complex="10pt"/>
    </style:style>
    <style:style style:name="P39" style:family="paragraph" style:parent-style-name="Text_20_body">
      <style:paragraph-properties fo:margin-left="0.4925in" fo:margin-right="0in" fo:margin-top="0in" fo:margin-bottom="0in" loext:contextual-spacing="false" style:line-height-at-least="0in" fo:text-indent="0in" style:auto-text-indent="false"/>
      <style:text-properties style:font-name="DejaVu Sans Mono" fo:font-size="10pt" officeooo:rsid="000ee120" officeooo:paragraph-rsid="00144f47" style:font-size-asian="10pt" style:font-size-complex="10pt"/>
    </style:style>
    <style:style style:name="P40" style:family="paragraph" style:parent-style-name="Text_20_body">
      <style:paragraph-properties fo:margin-left="0.4925in" fo:margin-right="0in" fo:margin-top="0in" fo:margin-bottom="0in" loext:contextual-spacing="false" style:line-height-at-least="0in" fo:text-indent="0in" style:auto-text-indent="false"/>
      <style:text-properties fo:color="#009353" style:font-name="DejaVu Sans Mono" fo:font-size="10pt" officeooo:rsid="000c9348" officeooo:paragraph-rsid="00144f47" style:font-size-asian="10pt" style:font-size-complex="10pt"/>
    </style:style>
    <style:style style:name="P41" style:family="paragraph" style:parent-style-name="Text_20_body">
      <style:paragraph-properties fo:margin-left="0.9846in" fo:margin-right="0in" fo:margin-top="0in" fo:margin-bottom="0in" loext:contextual-spacing="false" style:line-height-at-least="0in" fo:text-indent="0in" style:auto-text-indent="false"/>
      <style:text-properties style:font-name="DejaVu Sans Mono" fo:font-size="10pt" officeooo:rsid="000fa839" officeooo:paragraph-rsid="000fa839" style:font-size-asian="10pt" style:font-size-complex="10pt"/>
    </style:style>
    <style:style style:name="P42"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officeooo:rsid="000c9348" officeooo:paragraph-rsid="000fa839" style:font-size-asian="10pt" style:font-size-complex="10pt"/>
    </style:style>
    <style:style style:name="P43"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officeooo:rsid="000c9348" officeooo:paragraph-rsid="0011b058" style:font-size-asian="10pt" style:font-size-complex="10pt"/>
    </style:style>
    <style:style style:name="P44"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officeooo:rsid="000c9348" officeooo:paragraph-rsid="00144f47" style:font-size-asian="10pt" style:font-size-complex="10pt"/>
    </style:style>
    <style:style style:name="P45"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0fa839" style:font-size-asian="10pt" style:font-weight-asian="bold" style:font-size-complex="10pt" style:font-weight-complex="bold"/>
    </style:style>
    <style:style style:name="P46"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1776ef" style:font-size-asian="10pt" style:font-weight-asian="bold" style:font-size-complex="10pt" style:font-weight-complex="bold"/>
    </style:style>
    <style:style style:name="P47"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1da64f" style:font-size-asian="10pt" style:font-weight-asian="bold" style:font-size-complex="10pt" style:font-weight-complex="bold"/>
    </style:style>
    <style:style style:name="P48"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218906" style:font-size-asian="10pt" style:font-weight-asian="bold" style:font-size-complex="10pt" style:font-weight-complex="bold"/>
    </style:style>
    <style:style style:name="P49"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13047e" officeooo:paragraph-rsid="0013047e" style:font-size-asian="10pt" style:font-size-complex="10pt"/>
    </style:style>
    <style:style style:name="P50"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13047e" officeooo:paragraph-rsid="00144f47" style:font-size-asian="10pt" style:font-size-complex="10pt"/>
    </style:style>
    <style:style style:name="P51"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0c9348" officeooo:paragraph-rsid="0013047e" style:font-size-asian="10pt" style:font-size-complex="10pt"/>
    </style:style>
    <style:style style:name="P52"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0c9348" officeooo:paragraph-rsid="00144f47" style:font-size-asian="10pt" style:font-size-complex="10pt"/>
    </style:style>
    <style:style style:name="P53"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15adb5" officeooo:paragraph-rsid="00144f47" style:font-size-asian="10pt" style:font-size-complex="10pt"/>
    </style:style>
    <style:style style:name="P54"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style:text-underline-style="solid" style:text-underline-width="auto" style:text-underline-color="font-color" fo:font-weight="bold" officeooo:rsid="0013047e" officeooo:paragraph-rsid="0013047e" style:font-size-asian="10pt" style:font-weight-asian="bold" style:font-size-complex="10pt" style:font-weight-complex="bold"/>
    </style:style>
    <style:style style:name="P55"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style:text-underline-style="solid" style:text-underline-width="auto" style:text-underline-color="font-color" fo:font-weight="bold" officeooo:rsid="0013047e" officeooo:paragraph-rsid="00144f47" style:font-size-asian="10pt" style:font-weight-asian="bold" style:font-size-complex="10pt" style:font-weight-complex="bold"/>
    </style:style>
    <style:style style:name="P56" style:family="paragraph" style:parent-style-name="Text_20_body">
      <style:paragraph-properties fo:margin-left="0in" fo:margin-right="0in" fo:margin-top="0in" fo:margin-bottom="0in" loext:contextual-spacing="false" style:line-height-at-least="0in" fo:text-indent="0in" style:auto-text-indent="false" fo:break-before="page"/>
      <style:text-properties style:font-name="DejaVu Sans Mono" fo:font-size="10pt" officeooo:rsid="000c9348" officeooo:paragraph-rsid="00144f47" style:font-size-asian="10pt" style:font-size-complex="10pt"/>
    </style:style>
    <style:style style:name="P57" style:family="paragraph" style:parent-style-name="Text_20_body">
      <style:paragraph-properties fo:margin-left="0in" fo:margin-right="0in" fo:margin-top="0.0398in" fo:margin-bottom="0.0398in" loext:contextual-spacing="false" style:line-height-at-least="0in" fo:text-indent="0in" style:auto-text-indent="false"/>
      <style:text-properties style:font-name="DejaVu Sans Mono" fo:font-size="10pt" officeooo:rsid="0010249e" officeooo:paragraph-rsid="000fa839" style:font-size-asian="10pt" style:font-size-complex="10pt"/>
    </style:style>
    <style:style style:name="P58" style:family="paragraph" style:parent-style-name="Text_20_body">
      <style:paragraph-properties fo:margin-left="0in" fo:margin-right="0in" fo:margin-top="0.0398in" fo:margin-bottom="0.0398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144f47" style:font-size-asian="10pt" style:font-weight-asian="bold" style:font-size-complex="10pt" style:font-weight-complex="bold"/>
    </style:style>
    <style:style style:name="P59"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bd407" officeooo:paragraph-rsid="001776ef" style:font-size-asian="10pt" style:font-weight-asian="bold" style:font-size-complex="10pt" style:font-weight-complex="bold"/>
    </style:style>
    <style:style style:name="P60"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da64f" officeooo:paragraph-rsid="00282628" style:font-size-asian="10pt" style:font-weight-asian="bold" style:font-size-complex="10pt" style:font-weight-complex="bold"/>
    </style:style>
    <style:style style:name="P61"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282628" style:font-size-asian="10pt" style:font-weight-asian="bold" style:font-size-complex="10pt" style:font-weight-complex="bold"/>
    </style:style>
    <style:style style:name="P62"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2b2fd8" style:font-size-asian="10pt" style:font-weight-asian="bold" style:font-size-complex="10pt" style:font-weight-complex="bold"/>
    </style:style>
    <style:style style:name="P63"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2b2fd8" officeooo:paragraph-rsid="002b2fd8" style:font-size-asian="10pt" style:font-weight-asian="bold" style:font-size-complex="10pt" style:font-weight-complex="bold"/>
    </style:style>
    <style:style style:name="P64" style:family="paragraph" style:parent-style-name="Text_20_body">
      <style:paragraph-properties fo:margin-top="0in" fo:margin-bottom="0in" loext:contextual-spacing="false" style:line-height-at-least="0in"/>
      <style:text-properties style:font-name="DejaVu Sans Mono" fo:font-size="10pt" officeooo:rsid="00282628" officeooo:paragraph-rsid="00282628" style:font-size-asian="10pt" style:font-size-complex="10pt"/>
    </style:style>
    <style:style style:name="P65" style:family="paragraph" style:parent-style-name="Text_20_body">
      <style:paragraph-properties fo:margin-top="0in" fo:margin-bottom="0in" loext:contextual-spacing="false" style:line-height-at-least="0in"/>
      <style:text-properties style:font-name="DejaVu Sans Mono" fo:font-size="10pt" officeooo:rsid="0029352a" officeooo:paragraph-rsid="0029352a" style:font-size-asian="10pt" style:font-size-complex="10pt"/>
    </style:style>
    <style:style style:name="P66"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82628" officeooo:paragraph-rsid="00282628" style:font-size-asian="10pt" style:font-weight-asian="normal" style:font-size-complex="10pt" style:font-weight-complex="normal"/>
    </style:style>
    <style:style style:name="P67"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82628" officeooo:paragraph-rsid="0029352a" style:font-size-asian="10pt" style:font-weight-asian="normal" style:font-size-complex="10pt" style:font-weight-complex="normal"/>
    </style:style>
    <style:style style:name="P68"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9352a" officeooo:paragraph-rsid="0029352a" style:font-size-asian="10pt" style:font-weight-asian="normal" style:font-size-complex="10pt" style:font-weight-complex="normal"/>
    </style:style>
    <style:style style:name="P69"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9352a" officeooo:paragraph-rsid="002b2fd8" style:font-size-asian="10pt" style:font-weight-asian="normal" style:font-size-complex="10pt" style:font-weight-complex="normal"/>
    </style:style>
    <style:style style:name="P70"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b2fd8" officeooo:paragraph-rsid="002b2fd8" style:font-size-asian="10pt" style:font-weight-asian="normal" style:font-size-complex="10pt" style:font-weight-complex="normal"/>
    </style:style>
    <style:style style:name="P71"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17275f" officeooo:paragraph-rsid="002b2fd8" style:font-size-asian="10pt" style:font-weight-asian="normal" style:font-size-complex="10pt" style:font-weight-complex="normal"/>
    </style:style>
    <style:style style:name="P72"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282628" style:font-size-asian="10pt" style:font-weight-asian="bold" style:font-size-complex="10pt" style:font-weight-complex="bold"/>
    </style:style>
    <style:style style:name="P73"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2b2fd8"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144f47"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44f47"/>
    </style:style>
    <style:style style:name="T5" style:family="text">
      <style:text-properties officeooo:rsid="000fa839"/>
    </style:style>
    <style:style style:name="T6" style:family="text">
      <style:text-properties officeooo:rsid="0010249e"/>
    </style:style>
    <style:style style:name="T7" style:family="text">
      <style:text-properties officeooo:rsid="00109203"/>
    </style:style>
    <style:style style:name="T8" style:family="text">
      <style:text-properties officeooo:rsid="0013047e"/>
    </style:style>
    <style:style style:name="T9" style:family="text">
      <style:text-properties officeooo:rsid="00144f47"/>
    </style:style>
    <style:style style:name="T10" style:family="text">
      <style:text-properties officeooo:rsid="001746c4"/>
    </style:style>
    <style:style style:name="T11" style:family="text">
      <style:text-properties officeooo:rsid="001776ef"/>
    </style:style>
    <style:style style:name="T12" style:family="text">
      <style:text-properties officeooo:rsid="001b4502"/>
    </style:style>
    <style:style style:name="T13" style:family="text">
      <style:text-properties officeooo:rsid="001da64f"/>
    </style:style>
    <style:style style:name="T14" style:family="text">
      <style:text-properties officeooo:rsid="001e09c6"/>
    </style:style>
    <style:style style:name="T15" style:family="text">
      <style:text-properties officeooo:rsid="00218906"/>
    </style:style>
    <style:style style:name="T16" style:family="text">
      <style:text-properties officeooo:rsid="0023e2a0"/>
    </style:style>
    <style:style style:name="T17" style:family="text">
      <style:text-properties officeooo:rsid="00282628"/>
    </style:style>
    <style:style style:name="T18" style:family="text">
      <style:text-properties officeooo:rsid="0029352a"/>
    </style:style>
    <style:style style:name="T19" style:family="text">
      <style:text-properties officeooo:rsid="002b2f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7">Kurt’s Explanation</text:span> of the Trust</text:p>
      <text:p text:style-name="P1"/>
      <text:p text:style-name="P29">Section 6</text:p>
      <text:p text:style-name="P28">This deals with specific distributions <text:span text:style-name="T12">of tangible property</text:span>, the houses and personal property</text:p>
      <text:p text:style-name="P29"/>
      <text:p text:style-name="P29"/>
      <text:p text:style-name="P3"><text:span text:style-name="T1">Section 6.01 - </text:span><text:span text:style-name="T3">Specific Distribution to Rayna Mulyawan Halim and Michael</text:span></text:p>
      <text:p text:style-name="P21">Levi Mulyawan Halim Upon the Death of the Both of Us</text:p>
      <text:p text:style-name="P2"/>
      <text:p text:style-name="P9">At the time both of us have died, <text:span text:style-name="T7">o</text:span>ur Woodland Park House is given to Rayna and Levi 50%/50%</text:p>
      <text:p text:style-name="P11"/>
      <text:p text:style-name="P5">If Rayna has died,</text:p>
      <text:p text:style-name="P33">then her share is given to her children in equal amounts</text:p>
      <text:p text:style-name="P36">If Rayna has no living children,</text:p>
      <text:p text:style-name="P41">then her share is given to Levi <text:span text:style-name="T6">or his descendants</text:span></text:p>
      <text:p text:style-name="P42"/>
      <text:p text:style-name="P6">If <text:span text:style-name="T5">Levi</text:span> has died,</text:p>
      <text:p text:style-name="P34">then <text:span text:style-name="T5">his</text:span> share is given to <text:span text:style-name="T5">his</text:span> children in equal amounts</text:p>
      <text:p text:style-name="P37">If <text:span text:style-name="T5">Levi</text:span> has no living children,</text:p>
      <text:p text:style-name="P41">then his share is given to Rayna <text:span text:style-name="T6">or her descendants</text:span></text:p>
      <text:p text:style-name="P41"/>
      <text:p text:style-name="P7">If <text:span text:style-name="T12">both Rayna and Levi have died and neither has living children</text:span>,</text:p>
      <text:p text:style-name="P38">then there is a section of the Trust that describes what to do when there are no beneficiaries who are living</text:p>
      <text:p text:style-name="P38"/>
      <text:p text:style-name="P54">Suggested change to this:</text:p>
      <text:p text:style-name="P49"/>
      <text:p text:style-name="P51">If <text:span text:style-name="T5">Rayna and Levi have died and neither has living children</text:span>, <text:span text:style-name="T8">then the distribution continues with Nary’s relatives:</text:span></text:p>
      <text:p text:style-name="P51"/>
      <text:p text:style-name="P49">Rayna and Levi and their descendants → Rika and her descendants → Dion and his descendants → Andy and his descendents →<text:span text:style-name="T9"> return to trust</text:span></text:p>
      <text:p text:style-name="P43"/>
      <text:p text:style-name="P57"/>
      <text:p text:style-name="P32"/>
      <text:p text:style-name="P4"><text:span text:style-name="T1">Section 6.0</text:span><text:span text:style-name="T2">2</text:span><text:span text:style-name="T1"> - </text:span><text:span text:style-name="T3">Specific Distribution to </text:span><text:span text:style-name="T4">Davida Wegner </text:span><text:span text:style-name="T3">Upon the Death of the Both of Us</text:span></text:p>
      <text:p text:style-name="P4"/>
      <text:p text:style-name="P10">At the time both of us have died, <text:span text:style-name="T7">o</text:span>ur <text:span text:style-name="T9">Hyannis</text:span> House or its value is given to <text:span text:style-name="T9">Davida</text:span></text:p>
      <text:p text:style-name="P12"/>
      <text:p text:style-name="P8">If <text:span text:style-name="T9">Davida</text:span> has died,</text:p>
      <text:p text:style-name="P35">then her share is given <text:span text:style-name="T9">to</text:span> <text:span text:style-name="T9">Heather or her descendants</text:span></text:p>
      <text:p text:style-name="P35"/>
      <text:p text:style-name="P8">If <text:span text:style-name="T9">Heather has died and has no living children</text:span>,</text:p>
      <text:p text:style-name="P39">then there is a section of the Trust that describes what to do when there are no beneficiaries who are living</text:p>
      <text:p text:style-name="P39"/>
      <text:p text:style-name="P55">Suggested change to this:</text:p>
      <text:p text:style-name="P50"/>
      <text:p text:style-name="P52">If <text:span text:style-name="T9">Davida</text:span> has died,</text:p>
      <text:p text:style-name="P40">then her share is given <text:span text:style-name="T9">to</text:span> <text:span text:style-name="T9">her descendants Ruby and Lily</text:span></text:p>
      <text:p text:style-name="P52"/>
      <text:p text:style-name="P52">If <text:span text:style-name="T9">Davida has died and has no living descendants</text:span>, <text:span text:style-name="T8">then the distribution continues with Wegner family:</text:span></text:p>
      <text:p text:style-name="P52"/>
      <text:p text:style-name="P53">Davida → Ruby and Lily → Heather and her descendants → Shawnine and her descendants → return to trust</text:p>
      <text:p text:style-name="P44"/>
      <text:p text:style-name="P56"/>
      <text:p text:style-name="P58"/>
      <text:p text:style-name="P45"/>
      <text:p text:style-name="P22">Section 6.03</text:p>
      <text:p text:style-name="P22">Distribution of Tangible Personal Property by Memoranda</text:p>
      <text:p text:style-name="P22"/>
      <text:p text:style-name="P13">We will write a paper that gives specific gifts to specific people. For example, jewerly, cars, furniture.</text:p>
      <text:p text:style-name="P13"/>
      <text:p text:style-name="P22">Section 6.04</text:p>
      <text:p text:style-name="P22">Distribution of Remaining Tangible Personal Property</text:p>
      <text:p text:style-name="P22"/>
      <text:p text:style-name="P30"><text:span text:style-name="T10">C</text:span>hange this to pass to descendants. <text:span text:style-name="T13">Or provide clarity in the memoranda.</text:span></text:p>
      <text:p text:style-name="P22"/>
      <text:p text:style-name="P46"/>
      <text:p text:style-name="P23">Section <text:span text:style-name="T11">7</text:span></text:p>
      <text:p text:style-name="P59">Creation of Trust Shares Upon the Death of a Grantor</text:p>
      <text:p text:style-name="P23"/>
      <text:p text:style-name="P14">When either of us die, let’s assume that Kurt dies first.</text:p>
      <text:p text:style-name="P14">Then Nary will take all of Kurt’s trust property and divide it into a “Marital Share” and a “Non-Marital Share”. This takes into account estate taxes.</text:p>
      <text:p text:style-name="P14"/>
      <text:p text:style-name="P14">The “Marital Share” is added to the “Marital Trust” and follows Section 8.</text:p>
      <text:p text:style-name="P14">The “Non-Marital Share” is added to the “Credit Shelter Trust” and follows Section 9.</text:p>
      <text:p text:style-name="P24"/>
      <text:p text:style-name="P47"/>
      <text:p text:style-name="P24">Section <text:span text:style-name="T13">8</text:span></text:p>
      <text:p text:style-name="P26">The Marital Trust</text:p>
      <text:p text:style-name="P24"/>
      <text:p text:style-name="P15">The surviving spouse, Nary, has complete authority to amend the Marital Trust, this must be done in writing, so Meg must be hired to amend.</text:p>
      <text:p text:style-name="P17"/>
      <text:p text:style-name="P17">There will be a main share of the Marital Trust and a separate share of the Marital Trust.</text:p>
      <text:p text:style-name="P15"/>
      <text:p text:style-name="P15">Nary will receive IRA portion and this is to be held in separate bank account until Nary dies. <text:span text:style-name="T14">But Nary cannot amend this separate IRA share. This allows the separate share to qualify as a designated beneficiary under qualified retirement plans. Nary may transfer from the separate to the main share of the Marital Trust at any time. For example, minimum required distributions. Nary may remove money at any time, at least monthly from either main or separate share of the Marital Trust.</text:span></text:p>
      <text:p text:style-name="P15"/>
      <text:p text:style-name="P18">Marital Trust becomes irrevocable at death of Nary. Davida shall distribute it according to Section 10</text:p>
      <text:p text:style-name="P48"/>
      <text:p text:style-name="P25">Section <text:span text:style-name="T15">9</text:span></text:p>
      <text:p text:style-name="P27">The <text:span text:style-name="T15">Credit Shelter</text:span> Trust</text:p>
      <text:p text:style-name="P25"/>
      <text:p text:style-name="P16">The <text:span text:style-name="T15">purpose is to provide for the well-being of </text:span>surviving spouse, Nary, <text:span text:style-name="T15">Preservation of principal is secondary (for the purpose of legacy distribution)</text:span>.</text:p>
      <text:p text:style-name="P16"/>
      <text:p text:style-name="P19">If Nary remarries or common law without nuptial agreement then Credit Shelter Trust terminates and Section 10 distribution occurs!!!</text:p>
      <text:p text:style-name="P19">If there is pre-nuptual agreement then there sufficient protection for the other beneficiaries (Davida, Rayna, Levi) so it will not terminate. <text:span text:style-name="T16">So if Nary dies </text:span><text:soft-page-break/><text:span text:style-name="T16">before new husband, new husband gets none of the trust and it is distributed to Davida, Rayna and Levi according to Section 10.</text:span></text:p>
      <text:p text:style-name="P19"/>
      <text:p text:style-name="P20">See article about “Credit Shelter Trusts”. I think we do not have enough money for this to be useful.</text:p>
      <text:p text:style-name="P72"/>
      <text:p text:style-name="P61">Section <text:span text:style-name="T17">10</text:span></text:p>
      <text:p text:style-name="P60"><text:span text:style-name="T17">Distribution to Our Beneficiaries</text:span></text:p>
      <text:p text:style-name="P61"/>
      <text:p text:style-name="P65">Regarding Davida:</text:p>
      <text:p text:style-name="P64">60% Davida</text:p>
      <text:p text:style-name="P66"/>
      <text:p text:style-name="P67">If Davida Wegner is deceased, our Trustee shall distribute</text:p>
      <text:p text:style-name="P67">40% of her share to <text:span text:style-name="T18">Ruby and Lily and descendants</text:span></text:p>
      <text:p text:style-name="P67">12.5% of her share to Rayna Mulyawan Halim,</text:p>
      <text:p text:style-name="P67">12.5% of her share to Michael Levi Mulyawan Halim</text:p>
      <text:p text:style-name="P67">10% of her share to Shawnine Lee Franco,</text:p>
      <text:p text:style-name="P67">2% of her share to Jared Nathaniel Flynn,</text:p>
      <text:p text:style-name="P67">3% of her share to Kayla Mulywan,</text:p>
      <text:p text:style-name="P67">2% of her share to Ryan Mulywan,</text:p>
      <text:p text:style-name="P67">2% of her share Justin Mulywan,</text:p>
      <text:p text:style-name="P67">2% of her share Akemi Joy Lund,</text:p>
      <text:p text:style-name="P67">2% of her share Matthew Takashi Nakamura,</text:p>
      <text:p text:style-name="P67">2% of her share Keiko Laura Nakamura,</text:p>
      <text:p text:style-name="P67">10% of her share equally to the listed charities in this Article.</text:p>
      <text:p text:style-name="P67">If there are</text:p>
      <text:p text:style-name="P66">no other named beneficiaries our Trustee shall distribute the remaining property as</text:p>
      <text:p text:style-name="P66">provided in Article Eleven.</text:p>
      <text:p text:style-name="P66"/>
      <text:p text:style-name="P68">Regarding Rayna:</text:p>
      <text:p text:style-name="P68">10% Rayna</text:p>
      <text:p text:style-name="P68">If Rayna deceased then to her descendants</text:p>
      <text:p text:style-name="P68">If no descendants then split Davida and Levi</text:p>
      <text:p text:style-name="P68">If neither has descendants then Article 11</text:p>
      <text:p text:style-name="P68"/>
      <text:p text:style-name="P67"/>
      <text:p text:style-name="P68">Regarding Levi:</text:p>
      <text:p text:style-name="P68">10% Levi</text:p>
      <text:p text:style-name="P69">If Levi deceased then to her descendants</text:p>
      <text:p text:style-name="P68">If no descendants then split Davida and <text:span text:style-name="T19">Rayna</text:span></text:p>
      <text:p text:style-name="P68">If neither has descendants then Article 11</text:p>
      <text:p text:style-name="P68"/>
      <text:p text:style-name="P70">Regarding Heather:</text:p>
      <text:p text:style-name="P70">1.5%</text:p>
      <text:p text:style-name="P70">If Heather deceased then to her descendants</text:p>
      <text:p text:style-name="P70"><text:span text:style-name="T18">If no descendants then split </text:span>among Niece, Nephew, Friends</text:p>
      <text:p text:style-name="P70">If none, then Article 11</text:p>
      <text:p text:style-name="P70"/>
      <text:p text:style-name="P70">Same Heather, Jared, Shawnine, Akemi, Matthew, Keiko, Kayla, Ryan, Justin</text:p>
      <text:p text:style-name="P68"/>
      <text:p text:style-name="P73"/>
      <text:p text:style-name="P62">Section <text:span text:style-name="T17">11</text:span></text:p>
      <text:p text:style-name="P63">Remote Contingent Distribution</text:p>
      <text:p text:style-name="P70">½ to Kurt and ½ to Nary’s according to Colorado law</text:p>
      <text:p text:style-name="P70">as if Kurt and Nary died without making a will</text:p>
      <text:p text:style-name="P71"/>
      <text:p text:style-name="P68"/>
      <text:p text:style-name="P66"><text:soft-page-break/></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1:28:34.013466661</meta:creation-date>
    <dc:date>2019-05-03T14:27:47.187734999</dc:date>
    <meta:editing-duration>PT1H34M33S</meta:editing-duration>
    <meta:editing-cycles>18</meta:editing-cycles>
    <meta:generator>LibreOffice/6.0.7.3$Linux_X86_64 LibreOffice_project/00m0$Build-3</meta:generator>
    <meta:document-statistic meta:table-count="0" meta:image-count="0" meta:object-count="0" meta:page-count="5" meta:paragraph-count="94" meta:word-count="965" meta:character-count="5492" meta:non-whitespace-character-count="4621"/>
  </office:meta>
</office:document-meta>
</file>